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a41e" officeooo:paragraph-rsid="001ca41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ca41e" officeooo:paragraph-rsid="001ca41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738e" officeooo:paragraph-rsid="001d738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bf06" officeooo:paragraph-rsid="001ebf0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652c" officeooo:paragraph-rsid="001f65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cfaf" officeooo:paragraph-rsid="001fcfa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31833" officeooo:paragraph-rsid="0023183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7cde" officeooo:paragraph-rsid="00247cd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645c4" officeooo:paragraph-rsid="002645c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80466" officeooo:paragraph-rsid="0028046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9a434" officeooo:paragraph-rsid="0029a43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c2f5e" officeooo:paragraph-rsid="002c2f5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e05a2" officeooo:paragraph-rsid="002e05a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e05a2" officeooo:paragraph-rsid="002e08f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e08f8" officeooo:paragraph-rsid="002e08f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e3305" officeooo:paragraph-rsid="002e3305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a41e" style:font-weight-asian="bold" style:font-weight-complex="bold"/>
    </style:style>
    <style:style style:name="T3" style:family="text">
      <style:text-properties fo:font-size="16pt" fo:font-weight="bold" officeooo:rsid="001ca41e" style:font-size-asian="16pt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a4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3">Lab 1: <text:s/>PYTHON BASIC PRACTICE – I</text:span></text:p>
      <text:p text:style-name="P2"><text:span text:style-name="T2"/></text:p>
      <text:p text:style-name="P2"><text:span text:style-name="T2"/></text:p>
      <text:p text:style-name="P3"><text:span text:style-name="T1">1. p1.py</text:span></text:p>
      <text:p text:style-name="P3"><text:span text:style-name="T4">counter = 100 # An integer assignment</text:span></text:p>
      <text:p text:style-name="P4">miles = 1000.0 # A floating point</text:p>
      <text:p text:style-name="P4">name = "John" # A string</text:p>
      <text:p text:style-name="P4">print (counter)</text:p>
      <text:p text:style-name="P4">print (miles)</text:p>
      <text:p text:style-name="P4">print (name)</text:p>
      <text:p text:style-name="P3"><text:span text:style-name="T1"><text:tab/></text:span></text:p>
      <text:p text:style-name="P3"><text:span text:style-name="T1">O/P:</text:span></text:p>
      <text:p text:style-name="P3"><text:span text:style-name="T1"><text:s/></text:span><text:span text:style-name="T4">P5407@dblab-cp33:~$ gedit p1.py</text:span></text:p>
      <text:p text:style-name="P4">P5407@dblab-cp33:~$ python3 p1.py</text:p>
      <text:p text:style-name="P4">100</text:p>
      <text:p text:style-name="P4">1000.0</text:p>
      <text:p text:style-name="P4">John</text:p>
      <text:p text:style-name="P4"/>
      <text:p text:style-name="P4">2.</text:p>
      <text:p text:style-name="P4">a=b=c=1</text:p>
      <text:p text:style-name="P4">a, b, c = 1, 2, "john"</text:p>
      <text:p text:style-name="P4"/>
      <text:p text:style-name="P4">3.</text:p>
      <text:p text:style-name="P4">var1 = 'Hello World!'</text:p>
      <text:p text:style-name="P4">print ("Updated String :", var1[:6] + 'Python')</text:p>
      <text:p text:style-name="P4"/>
      <text:p text:style-name="P4">O/P:</text:p>
      <text:p text:style-name="P4">P5407@dblab-cp33:~$ python3 p3.py</text:p>
      <text:p text:style-name="P4">Updated String : Hello Python</text:p>
      <text:p text:style-name="P4"/>
      <text:p text:style-name="P4">4.</text:p>
      <text:p text:style-name="P4">print( "My name is %s and weight is %d kg!" % ('Pratham', 55))</text:p>
      <text:p text:style-name="P4"/>
      <text:p text:style-name="P4">O/P:</text:p>
      <text:p text:style-name="P4">P5407@dblab-cp33:~$ python3 p4.py</text:p>
      <text:p text:style-name="P4">My name is Pratham and weight is 55 kg!</text:p>
      <text:p text:style-name="P4"/>
      <text:p text:style-name="P4">5.</text:p>
      <text:p text:style-name="P4">str = "this is string example wow!!!";</text:p>
      <text:p text:style-name="P4">print (str.capitalize())</text:p>
      <text:p text:style-name="P4"/>
      <text:p text:style-name="P4">O/P:</text:p>
      <text:p text:style-name="P4">P5407@dblab-cp33:~$ python3 p5.py</text:p>
      <text:p text:style-name="P4">This is string example wow!!!</text:p>
      <text:p text:style-name="P4"/>
      <text:p text:style-name="P4">6.</text:p>
      <text:p text:style-name="P4">str = "this is string example ... wow!!!";</text:p>
      <text:p text:style-name="P4">print(str.count('s'))</text:p>
      <text:p text:style-name="P4"/>
      <text:p text:style-name="P5">O/P:</text:p>
      <text:p text:style-name="P5">P5407@dblab-cp33:~$ python3 p6.py</text:p>
      <text:p text:style-name="P5">3</text:p>
      <text:p text:style-name="P5"><text:soft-page-break/>7.</text:p>
      <text:p text:style-name="P5">str = "this is string example ... wow!!!";</text:p>
      <text:p text:style-name="P5">print(str.count('s'))</text:p>
      <text:p text:style-name="P5">print(str.find('example'))</text:p>
      <text:p text:style-name="P5"/>
      <text:p text:style-name="P5">O/P:</text:p>
      <text:p text:style-name="P5">P5407@dblab-cp33:~$ python3 p6.py</text:p>
      <text:p text:style-name="P5">15</text:p>
      <text:p text:style-name="P5"/>
      <text:p text:style-name="P6">8.</text:p>
      <text:p text:style-name="P6">str = "THIS IS STRING EXAMPLE ... WOW!!!";</text:p>
      <text:p text:style-name="P6">print (str.lower())</text:p>
      <text:p text:style-name="P6"/>
      <text:p text:style-name="P6"/>
      <text:p text:style-name="P6">O/P:</text:p>
      <text:p text:style-name="P6">P5407@dblab-cp33:~$ python3 p7.py</text:p>
      <text:p text:style-name="P6">this is string example ... wow!!!</text:p>
      <text:p text:style-name="P5"/>
      <text:p text:style-name="P5"/>
      <text:p text:style-name="P7">9.</text:p>
      <text:p text:style-name="P7">str = "this is string example ... wow!!! this is really string";</text:p>
      <text:p text:style-name="P7">print (str.replace("is", "was"))</text:p>
      <text:p text:style-name="P7"/>
      <text:p text:style-name="P7">O/P:</text:p>
      <text:p text:style-name="P7">P5407@dblab-cp33:~$ python3 p8.py</text:p>
      <text:p text:style-name="P7">thwas was string example ... wow!!! thwas was really string</text:p>
      <text:p text:style-name="P7"/>
      <text:p text:style-name="P7">10.</text:p>
      <text:p text:style-name="P7">str = "this is string example ... wow!!!";</text:p>
      <text:p text:style-name="P7">print (str.swapcase())</text:p>
      <text:p text:style-name="P7"/>
      <text:p text:style-name="P7">O/P:</text:p>
      <text:p text:style-name="P7">P5407@dblab-cp33:~$ python3 p9.py</text:p>
      <text:p text:style-name="P7">THIS IS STRING EXAMPLE ... WOW!!!</text:p>
      <text:p text:style-name="P7"/>
      <text:p text:style-name="P7">11.</text:p>
      <text:p text:style-name="P7">str = "this is string example ... wow!!!";</text:p>
      <text:p text:style-name="P7">print (str.title())</text:p>
      <text:p text:style-name="P7"/>
      <text:p text:style-name="P7">O/P:</text:p>
      <text:p text:style-name="P7">P5407@dblab-cp33:~$ python3 p10.py</text:p>
      <text:p text:style-name="P7">This Is String Example ... Wow!!!</text:p>
      <text:p text:style-name="P7"><text:tab/></text:p>
      <text:p text:style-name="P7"/>
      <text:p text:style-name="P8">12.</text:p>
      <text:p text:style-name="P8"/>
      <text:p text:style-name="P8">list = [ 'abcd', 786 , 2.23, 'john', 70.2 ]</text:p>
      <text:p text:style-name="P8">tinylist = [123, 'john']</text:p>
      <text:p text:style-name="P8">print (list) # Prints complete list</text:p>
      <text:p text:style-name="P8">print (list[0]) # Prints first element of the list</text:p>
      <text:p text:style-name="P8">print (list[1:3]) # Prints elements starting from 2nd till 3rd</text:p>
      <text:p text:style-name="P8">print (list[2:]) # Prints elements starting from 3rd element</text:p>
      <text:p text:style-name="P8"><text:soft-page-break/>print (tinylist * 2) # Prints list two times</text:p>
      <text:p text:style-name="P8">print (list + tinylist) # Prints concatenated lists</text:p>
      <text:p text:style-name="P8"/>
      <text:p text:style-name="P8">O/P:</text:p>
      <text:p text:style-name="P8"/>
      <text:p text:style-name="P8">P5407@dblab-cp33:~$ python3 p11.py</text:p>
      <text:p text:style-name="P8">['abcd', 786, 2.23, 'john', 70.2]</text:p>
      <text:p text:style-name="P8">abcd</text:p>
      <text:p text:style-name="P8">[786, 2.23]</text:p>
      <text:p text:style-name="P8">[2.23, 'john', 70.2]</text:p>
      <text:p text:style-name="P8">[123, 'john', 123, 'john']</text:p>
      <text:p text:style-name="P8">['abcd', 786, 2.23, 'john', 70.2, 123, 'john']</text:p>
      <text:p text:style-name="P8"/>
      <text:p text:style-name="P8"/>
      <text:p text:style-name="P9">13.</text:p>
      <text:p text:style-name="P9">list = ['physics', 'chemistry', 1997, 2000];</text:p>
      <text:p text:style-name="P9">list.pop()</text:p>
      <text:p text:style-name="P9"/>
      <text:p text:style-name="P9">O/P:</text:p>
      <text:p text:style-name="P9">P5407@dblab-cp33:~$ python3 p12.py</text:p>
      <text:p text:style-name="P9">['physics', 'chemistry', 1997]</text:p>
      <text:p text:style-name="P9"/>
      <text:p text:style-name="P9"/>
      <text:p text:style-name="P9">14.</text:p>
      <text:p text:style-name="P9">list = ['physics', 'chemistry', 1997, 2000];</text:p>
      <text:p text:style-name="P9">list.insert (2, ‘maths’)</text:p>
      <text:p text:style-name="P9">print(list)</text:p>
      <text:p text:style-name="P9"/>
      <text:p text:style-name="P9">O/P:</text:p>
      <text:p text:style-name="P9">P5407@dblab-cp33:~$ python3 p12.py</text:p>
      <text:p text:style-name="P9">['physics', 'chemistry', 'maths', 1997, 2000]</text:p>
      <text:p text:style-name="P9"/>
      <text:p text:style-name="P9"/>
      <text:p text:style-name="P10">15.</text:p>
      <text:p text:style-name="P10"/>
      <text:p text:style-name="P10">list = ['physics', 'chemistry', 1997, 2000];</text:p>
      <text:p text:style-name="P10">list.remove(‘chemistry’), will remove the item specified.</text:p>
      <text:p text:style-name="P10">print(list)</text:p>
      <text:p text:style-name="P10"/>
      <text:p text:style-name="P10">O/P:</text:p>
      <text:p text:style-name="P10">P5407@dblab-cp33:~$ python3 p12.py</text:p>
      <text:p text:style-name="P10">['physics', 1997, 2000]</text:p>
      <text:p text:style-name="P10"/>
      <text:p text:style-name="P11">16.</text:p>
      <text:p text:style-name="P11">list = ['physics', 'chemistry', 1997, 2000];</text:p>
      <text:p text:style-name="P11">list.reverse()</text:p>
      <text:p text:style-name="P11"/>
      <text:p text:style-name="P11">O/P:</text:p>
      <text:p text:style-name="P11"/>
      <text:p text:style-name="P11">P5407@dblab-cp33:~$ python3 p12.py</text:p>
      <text:p text:style-name="P11">[2000, 1997, 'chemistry', 'physics']</text:p>
      <text:p text:style-name="P11"/>
      <text:p text:style-name="P11"><text:soft-page-break/>17.</text:p>
      <text:p text:style-name="P11">num=float(input(‘Enter a number:’))</text:p>
      <text:p text:style-name="P11">if num&gt;0:</text:p>
      <text:p text:style-name="P11"><text:tab/>print(‘pos number’)</text:p>
      <text:p text:style-name="P11">elif num==0:</text:p>
      <text:p text:style-name="P11"><text:tab/>print(‘zero’)</text:p>
      <text:p text:style-name="P11">else:</text:p>
      <text:p text:style-name="P11"><text:tab/>print(‘Neg number’)</text:p>
      <text:p text:style-name="P11"/>
      <text:p text:style-name="P11">O/P:</text:p>
      <text:p text:style-name="P11"/>
      <text:p text:style-name="P11">P5407@dblab-cp33:~$ python3 p13.py</text:p>
      <text:p text:style-name="P11">Enter a number:23</text:p>
      <text:p text:style-name="P11">pos number</text:p>
      <text:p text:style-name="P11"/>
      <text:p text:style-name="P12">18.</text:p>
      <text:p text:style-name="P12">x=float(input('Enter a number:'))</text:p>
      <text:p text:style-name="P12">if x&lt;10:</text:p>
      <text:p text:style-name="P12"><text:tab/>print('smaller')</text:p>
      <text:p text:style-name="P12">if x&gt;20:</text:p>
      <text:p text:style-name="P12"><text:tab/>print('bigger')</text:p>
      <text:p text:style-name="P12">print('Finished')</text:p>
      <text:p text:style-name="P12"/>
      <text:p text:style-name="P12">O/P:</text:p>
      <text:p text:style-name="P12"/>
      <text:p text:style-name="P10">P5407@dblab-cp33:~$ python3 p13.py</text:p>
      <text:p text:style-name="P10">Enter a number:30</text:p>
      <text:p text:style-name="P10">bigger</text:p>
      <text:p text:style-name="P10">Finished</text:p>
      <text:p text:style-name="P10"/>
      <text:p text:style-name="P12">19.</text:p>
      <text:p text:style-name="P12">x=5</text:p>
      <text:p text:style-name="P12">print('Before 5')</text:p>
      <text:p text:style-name="P12">if x==5:</text:p>
      <text:p text:style-name="P12"><text:tab/>print ('this is 5')</text:p>
      <text:p text:style-name="P12">print('still 5')</text:p>
      <text:p text:style-name="P12">print('After 5')</text:p>
      <text:p text:style-name="P12">print('Before 6')</text:p>
      <text:p text:style-name="P12">if x==6:</text:p>
      <text:p text:style-name="P12"><text:tab/>print('this is 6')</text:p>
      <text:p text:style-name="P12">print ('After 6')</text:p>
      <text:p text:style-name="P12"/>
      <text:p text:style-name="P12">O/P:</text:p>
      <text:p text:style-name="P12">P5407@dblab-cp33:~$ python3 p13.py</text:p>
      <text:p text:style-name="P12">Before 5</text:p>
      <text:p text:style-name="P12">this is 5</text:p>
      <text:p text:style-name="P12">still 5</text:p>
      <text:p text:style-name="P12">After 5</text:p>
      <text:p text:style-name="P12">Before 6</text:p>
      <text:p text:style-name="P12">After 6</text:p>
      <text:p text:style-name="P12"/>
      <text:p text:style-name="P12"/>
      <text:p text:style-name="P12"><text:soft-page-break/>20.</text:p>
      <text:p text:style-name="P12">x=float(input('Enter a number:'))</text:p>
      <text:p text:style-name="P12">if x&lt;20:</text:p>
      <text:p text:style-name="P12"><text:tab/>print('Below 20')</text:p>
      <text:p text:style-name="P12">elif x&lt;10:</text:p>
      <text:p text:style-name="P12"><text:tab/>print('Below 10')</text:p>
      <text:p text:style-name="P12">else:</text:p>
      <text:p text:style-name="P12"><text:tab/>print('something else')</text:p>
      <text:p text:style-name="P12"/>
      <text:p text:style-name="P12">O/P:</text:p>
      <text:p text:style-name="P12">P5407@dblab-cp33:~$ python3 p13.py</text:p>
      <text:p text:style-name="P12">Enter a number:39</text:p>
      <text:p text:style-name="P12">something else</text:p>
      <text:p text:style-name="P12">P5407@dblab-cp33:~$ python3 p13.py</text:p>
      <text:p text:style-name="P12">Enter a number:15</text:p>
      <text:p text:style-name="P12">Below 20</text:p>
      <text:p text:style-name="P12"/>
      <text:p text:style-name="P12">21.</text:p>
      <text:p text:style-name="P12">for val in [5,4,3,2,1]:</text:p>
      <text:p text:style-name="P12">print(val)</text:p>
      <text:p text:style-name="P12">print ('Done')</text:p>
      <text:p text:style-name="P12"/>
      <text:p text:style-name="P12">O/P:</text:p>
      <text:p text:style-name="P12">P5407@dblab-cp33:~$ python3 p13.py</text:p>
      <text:p text:style-name="P12">5</text:p>
      <text:p text:style-name="P12">4</text:p>
      <text:p text:style-name="P12">3</text:p>
      <text:p text:style-name="P12">2</text:p>
      <text:p text:style-name="P12">1</text:p>
      <text:p text:style-name="P12">Done</text:p>
      <text:p text:style-name="P12"/>
      <text:p text:style-name="P12">22.</text:p>
      <text:p text:style-name="P12">stud=['Ram’,’Vijay’,’Nithya’,’Anu’,’Ramesh’,’suja’]</text:p>
      <text:p text:style-name="P12">for k in stud:</text:p>
      <text:p text:style-name="P12"><text:tab/>print('Hello:’, k)</text:p>
      <text:p text:style-name="P12">print('done’)</text:p>
      <text:p text:style-name="P12"/>
      <text:p text:style-name="P12">O/P:</text:p>
      <text:p text:style-name="P12">P5407@dblab-cp33:~$ python3 p13.py</text:p>
      <text:p text:style-name="P12">Hello: Ram</text:p>
      <text:p text:style-name="P12">Hello: Vijay</text:p>
      <text:p text:style-name="P12">Hello: Nithya</text:p>
      <text:p text:style-name="P12">Hello: Anu</text:p>
      <text:p text:style-name="P12">Hello: Ramesh</text:p>
      <text:p text:style-name="P12">Hello: suja</text:p>
      <text:p text:style-name="P12">done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3.</text:p>
      <text:p text:style-name="P12">for i in range(5):</text:p>
      <text:p text:style-name="P12"><text:tab/>print(i)</text:p>
      <text:p text:style-name="P12"><text:tab/><text:span text:style-name="T5">i</text:span>f i&gt;2:</text:p>
      <text:p text:style-name="P12"><text:tab/><text:tab/>print('Bigger than 2')</text:p>
      <text:p text:style-name="P12"><text:tab/>print('Done with i',i)</text:p>
      <text:p text:style-name="P12"/>
      <text:p text:style-name="P10"/>
      <text:p text:style-name="P13">O/P:</text:p>
      <text:p text:style-name="P13"/>
      <text:p text:style-name="P13">P5407@dblab-cp33:~$ python3 p13.py</text:p>
      <text:p text:style-name="P13">0</text:p>
      <text:p text:style-name="P13">Done with i 0</text:p>
      <text:p text:style-name="P13">1</text:p>
      <text:p text:style-name="P13">Done with i 1</text:p>
      <text:p text:style-name="P13">2</text:p>
      <text:p text:style-name="P13">Done with i 2</text:p>
      <text:p text:style-name="P13">3</text:p>
      <text:p text:style-name="P13">Bigger than 2</text:p>
      <text:p text:style-name="P13">Done with i 3</text:p>
      <text:p text:style-name="P13">4</text:p>
      <text:p text:style-name="P13">Bigger than 2</text:p>
      <text:p text:style-name="P13">Done with i 4</text:p>
      <text:p text:style-name="P13"/>
      <text:p text:style-name="P14">24.</text:p>
      <text:p text:style-name="P14">x= [9, 41, 12, 3, 74, 15]</text:p>
      <text:p text:style-name="P14">count=sum=avg=0</text:p>
      <text:p text:style-name="P14">for i in x:</text:p>
      <text:p text:style-name="P14"><text:tab/>count=count+1</text:p>
      <text:p text:style-name="P14"><text:tab/>sum=sum+1</text:p>
      <text:p text:style-name="P14">avg=sum/count</text:p>
      <text:p text:style-name="P14">print(count)</text:p>
      <text:p text:style-name="P14">print(sum)</text:p>
      <text:p text:style-name="P14">print(avg)</text:p>
      <text:p text:style-name="P14"/>
      <text:p text:style-name="P15">O/P:</text:p>
      <text:p text:style-name="P15">P5407@dblab-cp33:~$ python3 p13.py</text:p>
      <text:p text:style-name="P15">6</text:p>
      <text:p text:style-name="P15">6</text:p>
      <text:p text:style-name="P15">1.0</text:p>
      <text:p text:style-name="P15">P540</text:p>
      <text:p text:style-name="P15"/>
      <text:p text:style-name="P15">25.</text:p>
      <text:p text:style-name="P15"/>
      <text:p text:style-name="P15">from math import *</text:p>
      <text:p text:style-name="P15">x= [9, 41, 12, 3, 74, 15]</text:p>
      <text:p text:style-name="P15">smallest=inf</text:p>
      <text:p text:style-name="P15">for i in x:</text:p>
      <text:p text:style-name="P15"><text:tab/>if i&lt;smallest:</text:p>
      <text:p text:style-name="P15"><text:tab/><text:tab/>smallest=i</text:p>
      <text:p text:style-name="P15">print(smallest)</text:p>
      <text:p text:style-name="P15"/>
      <text:p text:style-name="P15"><text:soft-page-break/>O/P:</text:p>
      <text:p text:style-name="P16">P5407@dblab-cp33:~$ python3 p13.py</text:p>
      <text:p text:style-name="P17">3</text:p>
      <text:p text:style-name="P17"/>
      <text:p text:style-name="P18">26.</text:p>
      <text:p text:style-name="P18"/>
      <text:p text:style-name="P18">total = 0</text:p>
      <text:p text:style-name="P18">number = int(input('Enter a number: '))</text:p>
      <text:p text:style-name="P18"># add numbers until number is zero</text:p>
      <text:p text:style-name="P18">while number != 0:</text:p>
      <text:p text:style-name="P18">total += number # total = total + number</text:p>
      <text:p text:style-name="P18"># take integer input again</text:p>
      <text:p text:style-name="P18">number = int(input('Enter a number: '))</text:p>
      <text:p text:style-name="P18">print('total =', total)</text:p>
      <text:p text:style-name="P18"/>
      <text:p text:style-name="P18">O/P:</text:p>
      <text:p text:style-name="P18">P5407@dblab-cp33:~$ python3 p13.py</text:p>
      <text:p text:style-name="P18">Enter a number: 3 <text:s text:c="2"/></text:p>
      <text:p text:style-name="P18">Enter a number: 2</text:p>
      <text:p text:style-name="P18">Enter a number: 1</text:p>
      <text:p text:style-name="P18">Enter a number: 4</text:p>
      <text:p text:style-name="P18">Enter a number: 1</text:p>
      <text:p text:style-name="P18">Enter a number: 0</text:p>
      <text:p text:style-name="P18">total = 11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4:33:53.643569399</meta:creation-date>
    <dc:date>2024-01-08T15:31:33.096153884</dc:date>
    <meta:editing-duration>PT37M1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7" meta:paragraph-count="265" meta:word-count="745" meta:character-count="4740" meta:non-whitespace-character-count="4228"/>
  </office:meta>
</office:document-meta>
</file>